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23cm" fo:min-width="2.486cm"/>
    </style:style>
    <style:style style:name="gr2" style:family="graphic" style:parent-style-name="standard">
      <style:graphic-properties svg:stroke-color="#0000ff" draw:marker-start="" draw:marker-end="Arrow" draw:textarea-vertical-align="middle"/>
    </style:style>
    <style:style style:name="gr3" style:family="graphic" style:parent-style-name="standard">
      <style:graphic-properties svg:stroke-color="#0000ff" draw:marker-start="Arrow" draw:marker-end="Arrow" draw:textarea-vertical-align="middle"/>
    </style:style>
    <style:style style:name="gr4" style:family="graphic" style:parent-style-name="standard">
      <style:graphic-properties svg:stroke-color="#996600" draw:marker-start="" draw:marker-end="Arrow" draw:textarea-vertical-align="middle"/>
    </style:style>
    <style:style style:name="gr5" style:family="graphic" style:parent-style-name="standard">
      <style:graphic-properties svg:stroke-color="#0000ff" draw:marker-start="Arrow" draw:textarea-vertical-align="middle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.199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0.896cm" fo:min-width="2.424cm"/>
    </style:style>
    <style:style style:name="gr9" style:family="graphic" style:parent-style-name="standard">
      <style:graphic-properties draw:stroke="none" draw:fill="none" draw:textarea-horizontal-align="justify" draw:textarea-vertical-align="middle" draw:auto-grow-height="false" fo:min-height="0.385cm" fo:min-width="2.548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P1" style:family="paragraph">
      <style:paragraph-properties fo:text-align="center"/>
      <style:text-properties style:font-name="Courier 10 Pitch" fo:font-size="12pt"/>
    </style:style>
    <style:style style:name="P2" style:family="paragraph">
      <style:paragraph-properties fo:text-align="center"/>
      <style:text-properties fo:color="#996600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style:font-name="Courier 10 Pitch" fo:font-size="10pt" style:font-size-asian="10pt" style:font-size-complex="10pt"/>
    </style:style>
    <style:style style:name="P5" style:family="paragraph">
      <style:paragraph-properties fo:margin-top="0cm" fo:margin-bottom="0cm" fo:text-align="center"/>
      <style:text-properties style:font-name="Courier 10 Pitch" fo:font-size="12pt"/>
    </style:style>
    <style:style style:name="P6" style:family="paragraph">
      <loext:graphic-properties draw:fill="none"/>
      <style:paragraph-properties fo:margin-top="0cm" fo:margin-bottom="0cm" fo:text-align="center"/>
      <style:text-properties style:font-name="Courier 10 Pitch" fo:font-size="12pt"/>
    </style:style>
    <style:style style:name="P7" style:family="paragraph">
      <style:paragraph-properties fo:margin-top="0cm" fo:margin-bottom="0cm" fo:text-align="center"/>
      <style:text-properties fo:color="#ffffff" style:font-name="Courier 10 Pitch" fo:font-size="12pt"/>
    </style:style>
    <style:style style:name="P8" style:family="paragraph">
      <loext:graphic-properties draw:fill="none"/>
      <style:paragraph-properties fo:margin-top="0cm" fo:margin-bottom="0cm" fo:text-align="center"/>
      <style:text-properties fo:color="#ffffff" style:font-name="Courier 10 Pitch" fo:font-size="12pt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style:font-name="Courier 10 Pitch" fo:font-size="10pt" style:font-size-asian="10pt" style:font-size-complex="10pt"/>
    </style:style>
    <style:style style:name="T2" style:family="text">
      <style:text-properties fo:color="#ffffff"/>
    </style:style>
    <style:style style:name="T3" style:family="text">
      <style:text-properties fo:color="#ffffff" style:font-name="Century Schoolbook L"/>
    </style:style>
    <style:style style:name="T4" style:family="text">
      <style:text-properties style:font-name="Century Schoolbook L"/>
    </style:style>
    <style:style style:name="T5" style:family="text">
      <style:text-properties style:font-name="Courier 10 Pitch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5" draw:id="id5" draw:layer="layout" svg:width="3.048cm" svg:height="0.635cm" svg:x="2.032cm" svg:y="1.535cm">
          <text:p text:style-name="P1">Root</text:p>
          <draw:enhanced-geometry svg:viewBox="0 0 21600 21600" draw:path-stretchpoint-x="10800" draw:path-stretchpoint-y="10800" draw:text-areas="?f3 ?f4 ?f5 ?f6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svg:x1="7.887cm" svg:y1="5.758cm" svg:x2="5.08cm" svg:y2="4.01cm" draw:start-shape="id1" draw:start-glue-point="0" draw:end-shape="id2" draw:end-glue-point="1" svg:d="M7887 5758v-1748h-2807" svg:viewBox="0 0 2808 1749">
          <text:p/>
        </draw:connector>
        <draw:connector draw:style-name="gr3" draw:text-style-name="P2" draw:layer="layout" svg:x1="3.556cm" svg:y1="5.761cm" svg:x2="3.556cm" svg:y2="4.645cm" draw:start-shape="id3" draw:start-glue-point="0" draw:end-shape="id2" draw:end-glue-point="2" svg:d="M3556 5761v-1116" svg:viewBox="0 0 1 1117">
          <text:p/>
        </draw:connector>
        <draw:connector draw:style-name="gr4" draw:text-style-name="P3" draw:layer="layout" svg:x1="3.556cm" svg:y1="3.375cm" svg:x2="3.556cm" svg:y2="2.17cm" draw:start-shape="id4" draw:start-glue-point="0" draw:end-shape="id5" draw:end-glue-point="2" svg:d="M3556 3375v-1205" svg:viewBox="0 0 1 1206">
          <text:p/>
        </draw:connector>
        <draw:connector draw:style-name="gr5" draw:text-style-name="P3" draw:layer="layout" svg:x1="7.887cm" svg:y1="7.028cm" svg:x2="9.428cm" svg:y2="8.659cm" draw:start-shape="id1" draw:start-glue-point="2" draw:end-shape="id6" draw:end-glue-point="3" svg:d="M7887 7028v1631h1541" svg:viewBox="0 0 1542 1632">
          <text:p/>
        </draw:connector>
        <draw:connector draw:style-name="gr5" draw:text-style-name="P3" draw:layer="layout" svg:x1="7.887cm" svg:y1="7.028cm" svg:x2="9.428cm" svg:y2="10.377cm" draw:start-shape="id1" draw:start-glue-point="2" draw:end-shape="id7" draw:end-glue-point="3" svg:d="M7887 7028v3349h1541" svg:viewBox="0 0 1542 3350">
          <text:p/>
        </draw:connector>
        <draw:connector draw:style-name="gr5" draw:text-style-name="P3" draw:layer="layout" svg:x1="7.887cm" svg:y1="7.028cm" svg:x2="9.428cm" svg:y2="12.094cm" draw:start-shape="id1" draw:start-glue-point="2" draw:end-shape="id8" draw:end-glue-point="3" svg:d="M7887 7028v5066h1541" svg:viewBox="0 0 1542 5067">
          <text:p/>
        </draw:connector>
        <draw:connector draw:style-name="gr5" draw:text-style-name="P3" draw:layer="layout" svg:x1="7.887cm" svg:y1="7.028cm" svg:x2="9.428cm" svg:y2="17.247cm" draw:start-shape="id1" draw:start-glue-point="2" draw:end-shape="id9" draw:end-glue-point="3" svg:d="M7887 7028v10219h1541" svg:viewBox="0 0 1542 10220">
          <text:p/>
        </draw:connector>
        <draw:connector draw:style-name="gr5" draw:text-style-name="P3" draw:layer="layout" svg:x1="7.887cm" svg:y1="7.028cm" svg:x2="9.428cm" svg:y2="13.812cm" draw:start-shape="id1" draw:start-glue-point="2" draw:end-shape="id10" draw:end-glue-point="3" svg:d="M7887 7028v6784h1541" svg:viewBox="0 0 1542 6785">
          <text:p/>
        </draw:connector>
        <draw:connector draw:style-name="gr5" draw:text-style-name="P3" draw:layer="layout" svg:x1="7.887cm" svg:y1="7.028cm" svg:x2="9.428cm" svg:y2="15.53cm" draw:start-shape="id1" draw:start-glue-point="2" draw:end-shape="id11" draw:end-glue-point="3" svg:d="M7887 7028v8502h1541" svg:viewBox="0 0 1542 8503">
          <text:p/>
        </draw:connector>
        <draw:connector draw:style-name="gr5" draw:text-style-name="P3" draw:layer="layout" svg:x1="7.887cm" svg:y1="7.028cm" svg:x2="9.428cm" svg:y2="18.962cm" draw:start-shape="id1" draw:start-glue-point="2" draw:end-shape="id12" draw:end-glue-point="3" svg:d="M7887 7028v11934h1541" svg:viewBox="0 0 1542 11935">
          <text:p/>
        </draw:connector>
        <draw:connector draw:style-name="gr6" draw:text-style-name="P4" draw:layer="layout" draw:line-skew="0.406cm" svg:x1="12.476cm" svg:y1="13.812cm" svg:x2="12.476cm" svg:y2="12.094cm" draw:start-shape="id10" draw:start-glue-point="1" draw:end-shape="id8" draw:end-glue-point="1" svg:d="M12476 13812h908v-1718h-908" svg:viewBox="0 0 909 1719">
          <text:p text:style-name="P3"><text:span text:style-name="T1">Opo</text:span></text:p>
        </draw:connector>
        <draw:connector draw:style-name="gr6" draw:text-style-name="P4" draw:layer="layout" draw:line-skew="0.406cm" svg:x1="12.476cm" svg:y1="8.659cm" svg:x2="12.476cm" svg:y2="10.377cm" draw:start-shape="id6" draw:start-glue-point="1" draw:end-shape="id7" draw:end-glue-point="1" svg:d="M12476 8659h908v1718h-908" svg:viewBox="0 0 909 1719">
          <text:p text:style-name="P3"><text:span text:style-name="T1">Opo</text:span></text:p>
        </draw:connector>
        <draw:g xml:id="id4" draw:id="id4">
          <draw:custom-shape draw:style-name="gr7" draw:text-style-name="P3" xml:id="id15" draw:id="id15" draw:layer="layout" svg:width="0.635cm" svg:height="0.635cm" svg:x="4.432cm" svg:y="3.3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 xml:id="id2" draw:id="id2">
            <draw:custom-shape draw:style-name="gr8" draw:text-style-name="P5" draw:layer="layout" svg:width="3.048cm" svg:height="1.27cm" svg:x="2.032cm" svg:y="3.375cm">
              <text:p text:style-name="P5"/>
              <draw:enhanced-geometry svg:viewBox="0 0 21600 21600" draw:path-stretchpoint-x="10800" draw:path-stretchpoint-y="10800" draw:text-areas="?f3 ?f4 ?f5 ?f6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9" draw:text-style-name="P6" draw:layer="layout" svg:width="3.048cm" svg:height="0.635cm" svg:x="2.032cm" svg:y="4.01cm">
              <text:p text:style-name="P5">Type</text:p>
              <draw:enhanced-geometry svg:viewBox="0 0 21600 21600" draw:type="rectangle" draw:enhanced-path="M 0 0 L 21600 0 21600 21600 0 21600 0 0 Z N"/>
            </draw:custom-shape>
            <draw:custom-shape draw:style-name="gr9" draw:text-style-name="P8" draw:layer="layout" svg:width="3.048cm" svg:height="0.635cm" svg:x="2.032cm" svg:y="3.41cm">
              <text:p text:style-name="P7"><text:span text:style-name="T2">SPE</text:span><text:span text:style-name="T3"> </text:span><text:span text:style-name="T2">TYP</text:span><text:span text:style-name="T3"> </text:span><text:span text:style-name="T2">VT</text:span></text:p>
              <draw:enhanced-geometry svg:viewBox="0 0 21600 21600" draw:type="rectangle" draw:enhanced-path="M 0 0 L 21600 0 21600 21600 0 21600 0 0 Z N"/>
            </draw:custom-shape>
            <draw:line draw:style-name="gr10" draw:text-style-name="P9" draw:layer="layout" svg:x1="2.032cm" svg:y1="4.01cm" svg:x2="5.08cm" svg:y2="4.01cm">
              <text:p/>
            </draw:line>
          </draw:g>
        </draw:g>
        <draw:g xml:id="id1" draw:id="id1">
          <draw:custom-shape draw:style-name="gr8" draw:text-style-name="P5" draw:layer="layout" svg:width="3.048cm" svg:height="1.27cm" svg:x="6.363cm" svg:y="5.758cm">
            <text:p/>
            <draw:enhanced-geometry svg:viewBox="0 0 21600 21600" draw:path-stretchpoint-x="10800" draw:path-stretchpoint-y="10800" draw:text-areas="?f3 ?f4 ?f5 ?f6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6" draw:layer="layout" svg:width="3.048cm" svg:height="0.635cm" svg:x="6.363cm" svg:y="6.393cm">
            <text:p text:style-name="P1">Edge<text:span text:style-name="T4"> </text:span>Type</text:p>
            <draw:enhanced-geometry svg:viewBox="0 0 21600 21600" draw:type="rectangle" draw:enhanced-path="M 0 0 L 21600 0 21600 21600 0 21600 0 0 Z N"/>
          </draw:custom-shape>
          <draw:custom-shape draw:style-name="gr9" draw:text-style-name="P8" draw:layer="layout" svg:width="3.048cm" svg:height="0.635cm" svg:x="6.363cm" svg:y="5.793cm">
            <text:p text:style-name="P7"><text:span text:style-name="T2">SPE</text:span><text:span text:style-name="T3"> </text:span><text:span text:style-name="T2">TYP</text:span><text:span text:style-name="T3"> </text:span><text:span text:style-name="T2">VT</text:span></text:p>
            <draw:enhanced-geometry svg:viewBox="0 0 21600 21600" draw:type="rectangle" draw:enhanced-path="M 0 0 L 21600 0 21600 21600 0 21600 0 0 Z N"/>
          </draw:custom-shape>
          <draw:line draw:style-name="gr10" draw:text-style-name="P9" draw:layer="layout" svg:x1="6.363cm" svg:y1="6.393cm" svg:x2="9.411cm" svg:y2="6.393cm">
            <text:p/>
          </draw:line>
        </draw:g>
        <draw:g xml:id="id6" draw:id="id6">
          <draw:custom-shape draw:style-name="gr8" draw:text-style-name="P5" draw:layer="layout" svg:width="3.048cm" svg:height="1.27cm" svg:x="9.428cm" svg:y="8.024cm">
            <text:p/>
            <draw:enhanced-geometry svg:viewBox="0 0 21600 21600" draw:path-stretchpoint-x="10800" draw:path-stretchpoint-y="10800" draw:text-areas="?f3 ?f4 ?f5 ?f6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6" draw:layer="layout" svg:width="3.048cm" svg:height="0.635cm" svg:x="9.428cm" svg:y="8.659cm">
            <text:p text:style-name="P1">ISA</text:p>
            <draw:enhanced-geometry svg:viewBox="0 0 21600 21600" draw:type="rectangle" draw:enhanced-path="M 0 0 L 21600 0 21600 21600 0 21600 0 0 Z N"/>
          </draw:custom-shape>
          <draw:custom-shape draw:style-name="gr9" draw:text-style-name="P8" draw:layer="layout" svg:width="3.048cm" svg:height="0.635cm" svg:x="9.428cm" svg:y="8.059cm">
            <text:p text:style-name="P7"><text:span text:style-name="T2">SPE</text:span><text:span text:style-name="T3"> </text:span><text:span text:style-name="T2">TYP</text:span><text:span text:style-name="T3"> </text:span><text:span text:style-name="T2">ET</text:span></text:p>
            <draw:enhanced-geometry svg:viewBox="0 0 21600 21600" draw:type="rectangle" draw:enhanced-path="M 0 0 L 21600 0 21600 21600 0 21600 0 0 Z N"/>
          </draw:custom-shape>
          <draw:line draw:style-name="gr10" draw:text-style-name="P9" draw:layer="layout" svg:x1="9.428cm" svg:y1="8.659cm" svg:x2="12.476cm" svg:y2="8.659cm">
            <text:p/>
          </draw:line>
        </draw:g>
        <draw:g xml:id="id7" draw:id="id7">
          <draw:custom-shape draw:style-name="gr8" draw:text-style-name="P5" draw:layer="layout" svg:width="3.048cm" svg:height="1.27cm" svg:x="9.428cm" svg:y="9.742cm">
            <text:p/>
            <draw:enhanced-geometry svg:viewBox="0 0 21600 21600" draw:path-stretchpoint-x="10800" draw:path-stretchpoint-y="10800" draw:text-areas="?f3 ?f4 ?f5 ?f6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6" draw:layer="layout" svg:width="3.048cm" svg:height="0.635cm" svg:x="9.428cm" svg:y="10.377cm">
            <text:p text:style-name="P1">ITO</text:p>
            <draw:enhanced-geometry svg:viewBox="0 0 21600 21600" draw:type="rectangle" draw:enhanced-path="M 0 0 L 21600 0 21600 21600 0 21600 0 0 Z N"/>
          </draw:custom-shape>
          <draw:custom-shape draw:style-name="gr9" draw:text-style-name="P8" draw:layer="layout" svg:width="3.048cm" svg:height="0.635cm" svg:x="9.428cm" svg:y="9.777cm">
            <text:p text:style-name="P7"><text:span text:style-name="T2">SPE</text:span><text:span text:style-name="T3"> </text:span><text:span text:style-name="T2">TYP</text:span><text:span text:style-name="T3"> </text:span><text:span text:style-name="T2">ET</text:span></text:p>
            <draw:enhanced-geometry svg:viewBox="0 0 21600 21600" draw:type="rectangle" draw:enhanced-path="M 0 0 L 21600 0 21600 21600 0 21600 0 0 Z N"/>
          </draw:custom-shape>
          <draw:line draw:style-name="gr10" draw:text-style-name="P9" draw:layer="layout" svg:x1="9.428cm" svg:y1="10.377cm" svg:x2="12.476cm" svg:y2="10.377cm">
            <text:p/>
          </draw:line>
        </draw:g>
        <draw:g xml:id="id8" draw:id="id8">
          <draw:custom-shape draw:style-name="gr8" draw:text-style-name="P5" draw:layer="layout" svg:width="3.048cm" svg:height="1.27cm" svg:x="9.428cm" svg:y="11.459cm">
            <text:p/>
            <draw:enhanced-geometry svg:viewBox="0 0 21600 21600" draw:path-stretchpoint-x="10800" draw:path-stretchpoint-y="10800" draw:text-areas="?f3 ?f4 ?f5 ?f6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6" draw:layer="layout" svg:width="3.048cm" svg:height="0.635cm" svg:x="9.428cm" svg:y="12.094cm">
            <text:p text:style-name="P1">OWNS</text:p>
            <draw:enhanced-geometry svg:viewBox="0 0 21600 21600" draw:type="rectangle" draw:enhanced-path="M 0 0 L 21600 0 21600 21600 0 21600 0 0 Z N"/>
          </draw:custom-shape>
          <draw:custom-shape draw:style-name="gr9" draw:text-style-name="P8" draw:layer="layout" svg:width="3.048cm" svg:height="0.635cm" svg:x="9.428cm" svg:y="11.494cm">
            <text:p text:style-name="P7"><text:span text:style-name="T2">SPE</text:span><text:span text:style-name="T3"> </text:span><text:span text:style-name="T2">TYP</text:span><text:span text:style-name="T3"> </text:span><text:span text:style-name="T2">ET</text:span></text:p>
            <draw:enhanced-geometry svg:viewBox="0 0 21600 21600" draw:type="rectangle" draw:enhanced-path="M 0 0 L 21600 0 21600 21600 0 21600 0 0 Z N"/>
          </draw:custom-shape>
          <draw:line draw:style-name="gr10" draw:text-style-name="P9" draw:layer="layout" svg:x1="9.428cm" svg:y1="12.094cm" svg:x2="12.476cm" svg:y2="12.094cm">
            <text:p/>
          </draw:line>
        </draw:g>
        <draw:g xml:id="id10" draw:id="id10">
          <draw:custom-shape draw:style-name="gr8" draw:text-style-name="P5" draw:layer="layout" svg:width="3.048cm" svg:height="1.27cm" svg:x="9.428cm" svg:y="13.177cm">
            <text:p/>
            <draw:enhanced-geometry svg:viewBox="0 0 21600 21600" draw:path-stretchpoint-x="10800" draw:path-stretchpoint-y="10800" draw:text-areas="?f3 ?f4 ?f5 ?f6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6" draw:layer="layout" svg:width="3.048cm" svg:height="0.635cm" svg:x="9.428cm" svg:y="13.812cm">
            <text:p text:style-name="P1">BLG</text:p>
            <draw:enhanced-geometry svg:viewBox="0 0 21600 21600" draw:type="rectangle" draw:enhanced-path="M 0 0 L 21600 0 21600 21600 0 21600 0 0 Z N"/>
          </draw:custom-shape>
          <draw:custom-shape draw:style-name="gr9" draw:text-style-name="P8" draw:layer="layout" svg:width="3.048cm" svg:height="0.635cm" svg:x="9.428cm" svg:y="13.212cm">
            <text:p text:style-name="P7"><text:span text:style-name="T2">SPE</text:span><text:span text:style-name="T3"> </text:span><text:span text:style-name="T2">TYP</text:span><text:span text:style-name="T3"> </text:span><text:span text:style-name="T2">ET</text:span></text:p>
            <draw:enhanced-geometry svg:viewBox="0 0 21600 21600" draw:type="rectangle" draw:enhanced-path="M 0 0 L 21600 0 21600 21600 0 21600 0 0 Z N"/>
          </draw:custom-shape>
          <draw:line draw:style-name="gr10" draw:text-style-name="P9" draw:layer="layout" svg:x1="9.428cm" svg:y1="13.812cm" svg:x2="12.476cm" svg:y2="13.812cm">
            <text:p/>
          </draw:line>
        </draw:g>
        <draw:g xml:id="id11" draw:id="id11">
          <draw:custom-shape draw:style-name="gr8" draw:text-style-name="P5" draw:layer="layout" svg:width="3.048cm" svg:height="1.27cm" svg:x="9.428cm" svg:y="14.895cm">
            <text:p/>
            <draw:enhanced-geometry svg:viewBox="0 0 21600 21600" draw:path-stretchpoint-x="10800" draw:path-stretchpoint-y="10800" draw:text-areas="?f3 ?f4 ?f5 ?f6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6" draw:layer="layout" svg:width="3.048cm" svg:height="0.635cm" svg:x="9.428cm" svg:y="15.53cm">
            <text:p text:style-name="P1">AUTO</text:p>
            <draw:enhanced-geometry svg:viewBox="0 0 21600 21600" draw:type="rectangle" draw:enhanced-path="M 0 0 L 21600 0 21600 21600 0 21600 0 0 Z N"/>
          </draw:custom-shape>
          <draw:custom-shape draw:style-name="gr9" draw:text-style-name="P8" draw:layer="layout" svg:width="3.048cm" svg:height="0.635cm" svg:x="9.428cm" svg:y="14.93cm">
            <text:p text:style-name="P7"><text:span text:style-name="T2">SPE</text:span><text:span text:style-name="T3"> </text:span><text:span text:style-name="T2">TYP</text:span><text:span text:style-name="T3"> </text:span><text:span text:style-name="T2">ET</text:span></text:p>
            <draw:enhanced-geometry svg:viewBox="0 0 21600 21600" draw:type="rectangle" draw:enhanced-path="M 0 0 L 21600 0 21600 21600 0 21600 0 0 Z N"/>
          </draw:custom-shape>
          <draw:line draw:style-name="gr10" draw:text-style-name="P9" draw:layer="layout" svg:x1="9.428cm" svg:y1="15.53cm" svg:x2="12.476cm" svg:y2="15.53cm">
            <text:p/>
          </draw:line>
        </draw:g>
        <draw:g xml:id="id9" draw:id="id9">
          <draw:custom-shape draw:style-name="gr8" draw:text-style-name="P5" draw:layer="layout" svg:width="3.048cm" svg:height="1.27cm" svg:x="9.428cm" svg:y="16.612cm">
            <text:p/>
            <draw:enhanced-geometry svg:viewBox="0 0 21600 21600" draw:path-stretchpoint-x="10800" draw:path-stretchpoint-y="10800" draw:text-areas="?f3 ?f4 ?f5 ?f6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6" draw:layer="layout" svg:width="3.048cm" svg:height="0.635cm" svg:x="9.428cm" svg:y="17.247cm">
            <text:p text:style-name="P1">FIELD</text:p>
            <draw:enhanced-geometry svg:viewBox="0 0 21600 21600" draw:type="rectangle" draw:enhanced-path="M 0 0 L 21600 0 21600 21600 0 21600 0 0 Z N"/>
          </draw:custom-shape>
          <draw:custom-shape draw:style-name="gr9" draw:text-style-name="P8" draw:layer="layout" svg:width="3.048cm" svg:height="0.635cm" svg:x="9.428cm" svg:y="16.647cm">
            <text:p text:style-name="P7"><text:span text:style-name="T2">SPE</text:span><text:span text:style-name="T3"> </text:span><text:span text:style-name="T2">TYP</text:span><text:span text:style-name="T3"> </text:span><text:span text:style-name="T2">ET</text:span></text:p>
            <draw:enhanced-geometry svg:viewBox="0 0 21600 21600" draw:type="rectangle" draw:enhanced-path="M 0 0 L 21600 0 21600 21600 0 21600 0 0 Z N"/>
          </draw:custom-shape>
          <draw:line draw:style-name="gr10" draw:text-style-name="P9" draw:layer="layout" svg:x1="9.428cm" svg:y1="17.247cm" svg:x2="12.476cm" svg:y2="17.247cm">
            <text:p/>
          </draw:line>
        </draw:g>
        <draw:g xml:id="id12" draw:id="id12">
          <draw:custom-shape draw:style-name="gr8" draw:text-style-name="P5" draw:layer="layout" svg:width="3.048cm" svg:height="1.27cm" svg:x="9.428cm" svg:y="18.327cm">
            <text:p/>
            <draw:enhanced-geometry svg:viewBox="0 0 21600 21600" draw:path-stretchpoint-x="10800" draw:path-stretchpoint-y="10800" draw:text-areas="?f3 ?f4 ?f5 ?f6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6" draw:layer="layout" svg:width="3.048cm" svg:height="0.635cm" svg:x="9.428cm" svg:y="18.962cm">
            <text:p text:style-name="P1">OPO</text:p>
            <draw:enhanced-geometry svg:viewBox="0 0 21600 21600" draw:type="rectangle" draw:enhanced-path="M 0 0 L 21600 0 21600 21600 0 21600 0 0 Z N"/>
          </draw:custom-shape>
          <draw:custom-shape draw:style-name="gr9" draw:text-style-name="P8" draw:layer="layout" svg:width="3.048cm" svg:height="0.635cm" svg:x="9.428cm" svg:y="18.362cm">
            <text:p text:style-name="P7"><text:span text:style-name="T2">SPE</text:span><text:span text:style-name="T3"> </text:span><text:span text:style-name="T2">TYP</text:span><text:span text:style-name="T3"> </text:span><text:span text:style-name="T2">ET</text:span></text:p>
            <draw:enhanced-geometry svg:viewBox="0 0 21600 21600" draw:type="rectangle" draw:enhanced-path="M 0 0 L 21600 0 21600 21600 0 21600 0 0 Z N"/>
          </draw:custom-shape>
          <draw:line draw:style-name="gr10" draw:text-style-name="P9" draw:layer="layout" svg:x1="9.428cm" svg:y1="18.962cm" svg:x2="12.476cm" svg:y2="18.962cm">
            <text:p/>
          </draw:line>
        </draw:g>
        <draw:g>
          <draw:custom-shape draw:style-name="gr7" draw:text-style-name="P3" xml:id="id14" draw:id="id14" draw:layer="layout" svg:width="0.635cm" svg:height="0.635cm" svg:x="4.432cm" svg:y="5.7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 xml:id="id3" draw:id="id3">
            <draw:custom-shape draw:style-name="gr8" draw:text-style-name="P5" draw:layer="layout" svg:width="3.048cm" svg:height="1.27cm" svg:x="2.032cm" svg:y="5.761cm">
              <text:p/>
              <draw:enhanced-geometry svg:viewBox="0 0 21600 21600" draw:path-stretchpoint-x="10800" draw:path-stretchpoint-y="10800" draw:text-areas="?f3 ?f4 ?f5 ?f6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9" draw:text-style-name="P6" draw:layer="layout" svg:width="3.048cm" svg:height="0.635cm" svg:x="2.032cm" svg:y="6.396cm">
              <text:p text:style-name="P1"><text:span text:style-name="T5">Vertex</text:span><text:span text:style-name="T4"> </text:span>Type</text:p>
              <draw:enhanced-geometry svg:viewBox="0 0 21600 21600" draw:type="rectangle" draw:enhanced-path="M 0 0 L 21600 0 21600 21600 0 21600 0 0 Z N"/>
            </draw:custom-shape>
            <draw:custom-shape draw:style-name="gr9" draw:text-style-name="P8" draw:layer="layout" svg:width="3.048cm" svg:height="0.635cm" svg:x="2.032cm" svg:y="5.796cm">
              <text:p text:style-name="P7"><text:span text:style-name="T2">SPE</text:span><text:span text:style-name="T3"> </text:span><text:span text:style-name="T2">TYP</text:span><text:span text:style-name="T3"> </text:span><text:span text:style-name="T2">VT</text:span></text:p>
              <draw:enhanced-geometry svg:viewBox="0 0 21600 21600" draw:type="rectangle" draw:enhanced-path="M 0 0 L 21600 0 21600 21600 0 21600 0 0 Z N"/>
            </draw:custom-shape>
            <draw:line draw:style-name="gr10" draw:text-style-name="P9" draw:layer="layout" svg:x1="2.032cm" svg:y1="6.396cm" svg:x2="5.08cm" svg:y2="6.396cm">
              <text:p/>
            </draw:line>
          </draw:g>
        </draw:g>
        <draw:connector draw:style-name="gr5" draw:text-style-name="P3" draw:layer="layout" svg:x1="5.08cm" svg:y1="6.396cm" svg:x2="6.363cm" svg:y2="6.393cm" draw:start-shape="id3" draw:start-glue-point="1" draw:end-shape="id1" draw:end-glue-point="3" svg:d="M5080 6396h642v-3h641" svg:viewBox="0 0 1284 4">
          <text:p/>
        </draw:connector>
        <draw:custom-shape draw:style-name="gr7" draw:text-style-name="P3" xml:id="id13" draw:id="id13" draw:layer="layout" svg:width="0.635cm" svg:height="0.635cm" svg:x="16.309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9" draw:layer="layout" draw:type="curve" svg:x1="16.944cm" svg:y1="2.588cm" svg:x2="16.627cm" svg:y2="2.27cm" draw:start-shape="id13" draw:start-glue-point="10" draw:end-shape="id13" draw:end-glue-point="4" svg:d="M16944 2588c751 0 626-410 359-678s-676-393-676 360" svg:viewBox="0 0 884 887">
          <text:p/>
        </draw:connector>
        <draw:connector draw:style-name="gr11" draw:text-style-name="P9" draw:layer="layout" draw:type="curve" svg:x1="5.067cm" svg:y1="6.103cm" svg:x2="4.75cm" svg:y2="5.785cm" draw:start-shape="id14" draw:start-glue-point="10" draw:end-shape="id14" draw:end-glue-point="4" svg:d="M5067 6103c751 0 626-410 359-678s-676-393-676 360" svg:viewBox="0 0 884 887">
          <text:p/>
        </draw:connector>
        <draw:connector draw:style-name="gr11" draw:text-style-name="P9" draw:layer="layout" draw:type="curve" svg:x1="5.067cm" svg:y1="3.693cm" svg:x2="4.75cm" svg:y2="3.375cm" draw:start-shape="id15" draw:start-glue-point="10" draw:end-shape="id15" draw:end-glue-point="4" svg:d="M5067 3693c751 0 626-410 359-678s-676-393-676 360" svg:viewBox="0 0 884 88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colas Reimen</meta:initial-creator>
    <meta:creation-date>2016-04-11T10:36:44.058445466</meta:creation-date>
    <dc:date>2016-04-17T10:06:12.605052335</dc:date>
    <dc:creator>Nicolas Reimen</dc:creator>
    <meta:editing-duration>P5DT19H57M33S</meta:editing-duration>
    <meta:editing-cycles>2</meta:editing-cycles>
    <meta:generator>LibreOffice/5.0.3.2$Linux_X86_64 LibreOffice_project/00m0$Build-2</meta:generator>
    <meta:document-statistic meta:object-count="72"/>
  </office:meta>
</office:document-meta>
</file>